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469cm" table:align="right"/>
    </style:style>
    <style:style style:name="Table1.A" style:family="table-column">
      <style:table-column-properties style:column-width="1.836cm"/>
    </style:style>
    <style:style style:name="Table1.B" style:family="table-column">
      <style:table-column-properties style:column-width="2.858cm"/>
    </style:style>
    <style:style style:name="Table1.C" style:family="table-column">
      <style:table-column-properties style:column-width="4.514cm"/>
    </style:style>
    <style:style style:name="Table1.D" style:family="table-column">
      <style:table-column-properties style:column-width="7.26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37">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color="#008000" fo:font-style="italic" style:font-style-asian="italic" style:font-style-complex="italic"/>
    </style:style>
    <style:style style:name="P4" style:family="paragraph" style:parent-style-name="Text_20_body">
      <style:text-properties fo:color="#000000" fo:font-style="normal" style:font-style-asian="normal" style:font-style-complex="normal"/>
    </style:style>
    <style:style style:name="P5" style:family="paragraph" style:parent-style-name="Contents_20_Heading">
      <style:paragraph-properties fo:margin-top="1.194cm" fo:margin-bottom="0.203cm" fo:text-align="center" style:justify-single-word="false"/>
      <style:text-properties style:font-name="timmons" fo:font-size="24pt" fo:font-weight="bold"/>
    </style:style>
    <style:style style:name="P6" style:family="paragraph" style:parent-style-name="Table_20_Contents">
      <style:paragraph-properties fo:text-align="justify" style:justify-single-word="false"/>
    </style:style>
    <style:style style:name="P7" style:family="paragraph" style:parent-style-name="Standard">
      <style:paragraph-properties fo:margin-top="3.048cm" fo:margin-bottom="0cm" fo:text-align="center" style:justify-single-word="false"/>
      <style:text-properties style:font-name="timmons" fo:font-size="14pt" fo:font-style="italic" fo:font-weight="bold"/>
    </style:style>
    <style:style style:name="P8" style:family="paragraph" style:parent-style-name="Standard">
      <style:paragraph-properties fo:margin-top="3.048cm" fo:margin-bottom="0cm" fo:text-align="center" style:justify-single-word="false"/>
      <style:text-properties style:font-name="timmons" fo:font-size="14pt" fo:font-weight="normal" style:font-weight-asian="normal" style:font-weight-complex="normal"/>
    </style:style>
    <style:style style:name="P9" style:family="paragraph" style:parent-style-name="Contents_20_2">
      <style:paragraph-properties>
        <style:tab-stops>
          <style:tab-stop style:position="16.011cm" style:type="right" style:leader-style="dotted" style:leader-text="."/>
        </style:tab-stops>
      </style:paragraph-properties>
    </style:style>
    <style:style style:name="P10" style:family="paragraph" style:parent-style-name="Contents_20_1">
      <style:paragraph-properties>
        <style:tab-stops>
          <style:tab-stop style:position="16.51cm" style:type="right" style:leader-style="dotted" style:leader-text="."/>
        </style:tab-stops>
      </style:paragraph-properties>
    </style:style>
    <style:style style:name="P11" style:family="paragraph" style:parent-style-name="Contents_20_4">
      <style:paragraph-properties>
        <style:tab-stops>
          <style:tab-stop style:position="15.012cm" style:type="right" style:leader-style="dotted" style:leader-text="."/>
        </style:tab-stops>
      </style:paragraph-properties>
    </style:style>
    <style:style style:name="P12" style:family="paragraph" style:parent-style-name="Contents_20_3">
      <style:paragraph-properties>
        <style:tab-stops>
          <style:tab-stop style:position="15.512cm" style:type="right" style:leader-style="dotted" style:leader-text="."/>
        </style:tab-stops>
      </style:paragraph-properties>
    </style:style>
    <style:style style:name="P13" style:family="paragraph" style:parent-style-name="Standard">
      <style:paragraph-properties fo:margin-top="3.81cm" fo:margin-bottom="0cm" fo:text-align="center" style:justify-single-word="false"/>
      <style:text-properties style:font-name="timmons" fo:font-size="14pt" fo:font-style="italic" fo:font-weight="bold"/>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text-properties fo:font-style="normal" style:font-style-asian="normal" style:font-style-complex="normal"/>
    </style:style>
    <style:style style:name="P17" style:family="paragraph" style:parent-style-name="Text_20_body" style:list-style-name="L3">
      <style:text-properties fo:font-style="normal" style:font-style-asian="normal" style:font-style-complex="normal"/>
    </style:style>
    <style:style style:name="P18" style:family="paragraph" style:parent-style-name="Text_20_body" style:list-style-name="L4">
      <style:text-properties fo:font-style="normal" style:font-style-asian="normal" style:font-style-complex="normal"/>
    </style:style>
    <style:style style:name="P19" style:family="paragraph" style:parent-style-name="Text_20_body" style:list-style-name="L5">
      <style:text-properties fo:font-style="normal" style:font-style-asian="normal" style:font-style-complex="normal"/>
    </style:style>
    <style:style style:name="P20" style:family="paragraph" style:parent-style-name="Text_20_body">
      <style:text-properties fo:color="#000000" fo:font-style="normal" style:font-style-asian="normal" style:font-style-complex="normal"/>
    </style:style>
    <style:style style:name="P21" style:family="paragraph" style:parent-style-name="Text_20_body">
      <style:text-properties fo:color="#008000" fo:font-style="italic" style:font-style-asian="italic" style:font-style-complex="italic"/>
    </style:style>
    <style:style style:name="P22" style:family="paragraph" style:parent-style-name="Text_20_body">
      <style:paragraph-properties fo:text-align="justify" style:justify-single-word="false"/>
    </style:style>
    <style:style style:name="P23" style:family="paragraph" style:parent-style-name="Heading" style:master-page-name="Introduction">
      <style:paragraph-properties fo:text-align="center" style:justify-single-word="false" style:page-number="1" fo:break-before="pag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color="#008000" fo:font-style="italic" style:font-style-asian="italic" style:font-style-complex="italic"/>
    </style:style>
    <style:style style:name="T6" style:family="text">
      <style:text-properties style:text-position="super 58%"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 Software Requirements Document:<text:line-break/>a Brief Template</text:p>
      <text:p text:style-name="P7">Timothy A. Gonsalves<text:line-break/><text:span text:style-name="T1">Professor, School of Computing &amp; Electrical Engineering<text:line-break/>Indian Institute of Technology Mandi</text:span></text:p>
      <text:p text:style-name="P8">E-mail: tag@iitmandi.ac.in</text:p>
      <text:p text:style-name="P13">October 2011</text:p>
      <text:p text:style-name="P13"/>
      <text:p text:style-name="Text_20_body">This generic template is intended as a guide for preparation of a brief software requirements document. <text:s/>The team leader may modify the template for specific documents to improve the clarity of presentation, or to cater to peculiarities of your product.</text:p>
      <text:p text:style-name="Text_20_body">In the template, we use an example of a hotel reservation system. <text:s/><text:span text:style-name="T4">Text in </text:span><text:span text:style-name="T5">italics</text:span><text:span text:style-name="T4"> explains the purpose of each sub-section.</text:span> <text:s/>Text in normal font is the example. <text:s/>Retain the Section headings and replace all the text in each section with your own.</text:p>
      <text:p text:style-name="P3">This document describes a fictitious software product purely for academic purposes. <text:s/>It is not related in any way to a particular existing or proposed real product. <text:s/>It should not be used for any purpose except as a template of a document. <text:s/>It may be freely used for this one purpose.</text:p>
      <text:p text:style-name="P23">The <text:span text:style-name="T3">BookIt</text:span> Hotel Reservation System<text:line-break/>Requirements Document</text:p>
      <text:p text:style-name="Heading">Revision History</text:p>
      <text:p text:style-name="P3">Add a row to the table below every time you release a new version of this document. <text:s/>The filename should correspond to the version e.g. SRS_Brief_Template_v1_1.od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s)</text:p>
            </table:table-cell>
            <table:table-cell table:style-name="Table1.D1" office:value-type="string">
              <text:p text:style-name="Table_20_Heading">Description</text:p>
            </table:table-cell>
          </table:table-row>
        </table:table-header-rows>
        <table:table-row>
          <table:table-cell table:style-name="Table1.A2" office:value-type="string">
            <text:p text:style-name="P6">v1.0</text:p>
          </table:table-cell>
          <table:table-cell table:style-name="Table1.B2" office:value-type="date" office:date-value="2011-10-25">
            <text:p text:style-name="P6">25/10/11</text:p>
          </table:table-cell>
          <table:table-cell table:style-name="Table1.A2" office:value-type="string">
            <text:p text:style-name="P6">TAG</text:p>
          </table:table-cell>
          <table:table-cell table:style-name="Table1.D2" office:value-type="string">
            <text:p text:style-name="P6">Initial version</text:p>
          </table:table-cell>
        </table:table-row>
        <table:table-row>
          <table:table-cell table:style-name="Table1.A2" office:value-type="string">
            <text:p text:style-name="P6">v1.1</text:p>
          </table:table-cell>
          <table:table-cell table:style-name="Table1.B2" office:value-type="date" office:date-value="2011-10-26">
            <text:p text:style-name="P6">26/10/11</text:p>
          </table:table-cell>
          <table:table-cell table:style-name="Table1.A2" office:value-type="string">
            <text:p text:style-name="P6">TAG</text:p>
          </table:table-cell>
          <table:table-cell table:style-name="Table1.D2" office:value-type="string">
            <text:p text:style-name="P6">Added Rev History &amp; Table of Contents</text:p>
          </table:table-cell>
        </table:table-row>
      </table:table>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Introduction<text:tab/>1</text:p>
          <text:p text:style-name="P9">1.1Need and Purpose<text:tab/>1</text:p>
          <text:p text:style-name="P9">1.2Intended Audience<text:tab/>2</text:p>
          <text:p text:style-name="P9">1.3References<text:tab/>2</text:p>
          <text:p text:style-name="P10">2Description<text:tab/>2</text:p>
          <text:p text:style-name="P9">2.1Features and Functions<text:tab/>2</text:p>
          <text:p text:style-name="P11">Features<text:tab/>2</text:p>
          <text:p text:style-name="P11">Functions<text:tab/>2</text:p>
          <text:p text:style-name="P9">2.2Users<text:tab/>3</text:p>
          <text:p text:style-name="P9">2.3Operating Environment<text:tab/>3</text:p>
          <text:p text:style-name="P12">2.3.1Hardware<text:tab/>3</text:p>
          <text:p text:style-name="P12">2.3.2Software<text:tab/>3</text:p>
          <text:p text:style-name="P12">2.3.3External<text:tab/>4</text:p>
          <text:p text:style-name="P10">3Specific Requirements<text:tab/>4</text:p>
          <text:p text:style-name="P9">3.1External Interfaces<text:tab/>4</text:p>
          <text:p text:style-name="P9">3.2Performance Requirements<text:tab/>4</text:p>
          <text:p text:style-name="P9">3.3Design Constraints<text:tab/>4</text:p>
          <text:p text:style-name="P9">3.4Additional Comments<text:tab/>4</text:p>
          <text:p text:style-name="P10">4Appendix A<text:tab/>4</text:p>
        </text:index-body>
      </text:table-of-content>
      <text:p text:style-name="P4"/>
      <text:list xml:id="list2054801940" text:style-name="Outline">
        <text:list-item>
          <text:h text:style-name="Heading_20_1" text:outline-level="1">Introduction</text:h>
        </text:list-item>
      </text:list>
      <text:p text:style-name="P3">This Section gives a high-level overview of the product and the document.</text:p>
      <text:list xml:id="list71220220" text:continue-numbering="true" text:style-name="Outline">
        <text:list-item>
          <text:list>
            <text:list-item>
              <text:h text:style-name="Heading_20_2" text:outline-level="2">Need and Purpose</text:h>
            </text:list-item>
          </text:list>
        </text:list-item>
      </text:list>
      <text:p text:style-name="P3">Describe the need for your product and its main purpose.</text:p>
      <text:p text:style-name="Text_20_body">With the wide-spread availability of PCs, laptops and smartphones, travellers are getting used to making their hotel reservations online. <text:s/>While large chains have their own in-house software, small hotels have neither the resources nor the expertise to develop their own software. <text:s/>Hence, <text:soft-page-break/>there is a need for an inexpensive, easy-to-use hotel reservation product. <text:s/></text:p>
      <text:p text:style-name="Text_20_body"><text:span text:style-name="T2">BookIt</text:span><text:span text:style-name="T4"> fills this need. <text:s/>It allows the hotel to have the availability of rooms instantly updated on its website. <text:s/>Travellers and travel agensts can see the availability and book rooms. <text:s/>It is integrated with a payment gateway.</text:span></text:p>
      <text:list xml:id="list1549194309" text:continue-numbering="true" text:style-name="Outline">
        <text:list-item>
          <text:list>
            <text:list-item>
              <text:h text:style-name="Heading_20_2" text:outline-level="2">Intended Audience</text:h>
            </text:list-item>
          </text:list>
        </text:list-item>
      </text:list>
      <text:p text:style-name="P3">Who is expected to read this document? <text:s/>When writing, ensure that it will be understandable by the intended audience.</text:p>
      <text:p text:style-name="P2">This document is intended for software managers and designers, and for sales and marketing people. <text:s/>The managers of the hotels may also read the document.</text:p>
      <text:list xml:id="list1916363283" text:continue-numbering="true" text:style-name="Outline">
        <text:list-item>
          <text:list>
            <text:list-item>
              <text:h text:style-name="Heading_20_2" text:outline-level="2">References</text:h>
            </text:list-item>
          </text:list>
        </text:list-item>
      </text:list>
      <text:p text:style-name="P3">List documents, papers, books, URLs, etc that are useful for the reader to understand this document in depth. <text:s/>The references should be cited in the text of the subsequent sections using the style (Ref. [3]).</text:p>
      <text:p text:style-name="Text_20_body">[1] <text:span text:style-name="T2">Recommended Security Protocols for Online Banking Transactions</text:span><text:span text:style-name="T4">, Recommendation R.73, Organisation for Secrecy in Securities, 2110.</text:span></text:p>
      <text:p text:style-name="Text_20_body">[2] <text:span text:style-name="T2">Billing Interface for Class 3 Digital PABX,</text:span> Standard G.893, Association of PABX Vendors, 1897.</text:p>
      <text:p text:style-name="P22">[3] <text:bookmark text:name="firstHeading"/>“Capability Maturity Model”, Wikipedia, the free encyclopedia,l accessed on 25/10/2011, http://en.wikipedia.org/wiki/Capability_Maturity_Model</text:p>
      <text:p text:style-name="Text_20_body">[4] Pankaj Jalote, <text:bookmark text:name="btAsinTitle"/><text:span text:style-name="T2">An Integrated Approach to Software Engineering, 3</text:span><text:span text:style-name="T6">rd</text:span><text:span text:style-name="T2"> ed.</text:span><text:span text:style-name="T4">, Springer, 2005</text:span></text:p>
      <text:list xml:id="list1057307823" text:continue-numbering="true" text:style-name="Outline">
        <text:list-item>
          <text:h text:style-name="Heading_20_1" text:outline-level="1">Description</text:h>
        </text:list-item>
      </text:list>
      <text:p text:style-name="P3">Section 2 has a detailed, precise description of what your product is expected to do.</text:p>
      <text:list xml:id="list444750384" text:continue-numbering="true" text:style-name="Outline">
        <text:list-item>
          <text:list>
            <text:list-item>
              <text:h text:style-name="Heading_20_2" text:outline-level="2">Features and Functions</text:h>
            </text:list-item>
          </text:list>
        </text:list-item>
      </text:list>
      <text:p text:style-name="P3">Describe precisely the features and functions of your product, in language that is understandable by the intended users (see Sec. 1.2).</text:p>
      <text:list xml:id="list228476829" text:continue-numbering="true" text:style-name="Outline">
        <text:list-item>
          <text:list>
            <text:list-item>
              <text:list>
                <text:list-item>
                  <text:list>
                    <text:list-item>
                      <text:h text:style-name="Heading_20_4" text:outline-level="4">Features</text:h>
                    </text:list-item>
                  </text:list>
                </text:list-item>
              </text:list>
            </text:list-item>
          </text:list>
        </text:list-item>
      </text:list>
      <text:p text:style-name="P1">BookIt<text:span text:style-name="T4"> can be used by several users at the same time. <text:s/>Users access it via a browser. <text:s/>It is intended for novice users and hence has extensive online help and validation of data. <text:s/>It uses secure protocols as specified by the banking industry (Ref. [1]).</text:span></text:p>
      <text:list xml:id="list1008652315" text:continue-numbering="true" text:style-name="Outline">
        <text:list-item>
          <text:list>
            <text:list-item>
              <text:list>
                <text:list-item>
                  <text:list>
                    <text:list-item>
                      <text:h text:style-name="Heading_20_4" text:outline-level="4">Functions</text:h>
                    </text:list-item>
                  </text:list>
                </text:list-item>
              </text:list>
            </text:list-item>
          </text:list>
        </text:list-item>
      </text:list>
      <text:p text:style-name="Text_20_body">The front-desk module handles</text:p>
      <text:list xml:id="list1787328074" text:style-name="L1">
        <text:list-item>
          <text:p text:style-name="P14">front-desk reservations</text:p>
        </text:list-item>
        <text:list-item>
          <text:p text:style-name="P14">front-desk checkin and checkout</text:p>
        </text:list-item>
        <text:list-item>
          <text:p text:style-name="P14">search for reservations, guests, etc</text:p>
        </text:list-item>
      </text:list>
      <text:p text:style-name="Text_20_body"><text:soft-page-break/>The guest module handes</text:p>
      <text:list xml:id="list1037335383" text:style-name="L2">
        <text:list-item>
          <text:p text:style-name="P15">room availability</text:p>
        </text:list-item>
        <text:list-item>
          <text:p text:style-name="P15">reservation request with offline payment</text:p>
        </text:list-item>
        <text:list-item>
          <text:p text:style-name="P15">online reservation with online payment</text:p>
        </text:list-item>
        <text:list-item>
          <text:p text:style-name="P15">online cancellation and offline cancellation request</text:p>
        </text:list-item>
      </text:list>
      <text:list xml:id="list882896935" text:continue-list="list1008652315" text:style-name="Outline">
        <text:list-item>
          <text:list>
            <text:list-item>
              <text:h text:style-name="Heading_20_2" text:outline-level="2">Users</text:h>
            </text:list-item>
          </text:list>
        </text:list-item>
      </text:list>
      <text:p text:style-name="P3">List the various categories of users of your product. <text:s/>Note that this is distinct from the users of this document (Sec. 1.2).</text:p>
      <text:list xml:id="list1639185636" text:style-name="L3">
        <text:list-item>
          <text:p text:style-name="P17">Managers</text:p>
        </text:list-item>
        <text:list-item>
          <text:p text:style-name="P17">Front-desk assistants</text:p>
        </text:list-item>
        <text:list-item>
          <text:p text:style-name="P17">The general public (travellers)</text:p>
        </text:list-item>
        <text:list-item>
          <text:p text:style-name="P17">Travel agents</text:p>
        </text:list-item>
      </text:list>
      <text:list xml:id="list436133923" text:continue-list="list882896935" text:style-name="Outline">
        <text:list-item>
          <text:list>
            <text:list-item>
              <text:h text:style-name="Heading_20_2" text:outline-level="2">Operating Environment</text:h>
            </text:list-item>
          </text:list>
        </text:list-item>
      </text:list>
      <text:p text:style-name="P3">What hardware and software does the product need to function? <text:s/>Be specific, list platforms, products, vendors, version numbers. Note that the product needs to be tested for each of its functions (Sec. 2.1) on each of the combinations of hardware and software listed below.</text:p>
      <text:list xml:id="list1440504798" text:continue-numbering="true" text:style-name="Outline">
        <text:list-item>
          <text:list>
            <text:list-item>
              <text:list>
                <text:list-item>
                  <text:h text:style-name="Heading_20_3" text:outline-level="3">Hardware</text:h>
                </text:list-item>
              </text:list>
            </text:list-item>
          </text:list>
        </text:list-item>
      </text:list>
      <text:p text:style-name="P1">BookIt<text:span text:style-name="T4"> requires an entry-level PC for hotels with up to 100 rooms. <text:s/>For larger hotels, a server class machine is recommended.</text:span></text:p>
      <text:list xml:id="list532851856" text:continue-numbering="true" text:style-name="Outline">
        <text:list-item>
          <text:list>
            <text:list-item>
              <text:list>
                <text:list-item>
                  <text:h text:style-name="Heading_20_3" text:outline-level="3">Software</text:h>
                </text:list-item>
              </text:list>
            </text:list-item>
          </text:list>
        </text:list-item>
      </text:list>
      <text:p text:style-name="Text_20_body">The <text:span text:style-name="T2">BookIt</text:span><text:span text:style-name="T4"> server can run on any recent version of Linux, such as Ubuntu, Debian, Fedora Core, Redhat Enterprise, etc. <text:s/>It requires:</text:span></text:p>
      <text:list xml:id="list140926790" text:style-name="L4">
        <text:list-item>
          <text:p text:style-name="P18">Apache 4.5 or later</text:p>
        </text:list-item>
        <text:list-item>
          <text:p text:style-name="P18">Tomcat 5.6 or later</text:p>
        </text:list-item>
        <text:list-item>
          <text:p text:style-name="P18">PHP 5.6</text:p>
        </text:list-item>
      </text:list>
      <text:p text:style-name="Text_20_body"><text:span text:style-name="T4">The </text:span><text:span text:style-name="T2">BookIt</text:span><text:span text:style-name="T4"> user-interface works with any of the following graphical browsers on any hardware and OS:</text:span></text:p>
      <text:list xml:id="list297746790" text:style-name="L5">
        <text:list-item>
          <text:p text:style-name="P19">Firefox 5.0</text:p>
        </text:list-item>
        <text:list-item>
          <text:p text:style-name="P19">Internet Explorer 7.2</text:p>
        </text:list-item>
        <text:list-item>
          <text:p text:style-name="P19">Chrome 2.0</text:p>
        </text:list-item>
        <text:list-item>
          <text:p text:style-name="P19">Safari 3.6</text:p>
        </text:list-item>
        <text:list-item>
          <text:p text:style-name="P19">Opera 2.3</text:p>
        </text:list-item>
      </text:list>
      <text:p text:style-name="P2">Higher versions of these browsers are likely to work but cannot be guaranteed.</text:p>
      <text:list xml:id="list1333683950" text:continue-list="list532851856" text:style-name="Outline">
        <text:list-item>
          <text:list>
            <text:list-item>
              <text:list>
                <text:list-item>
                  <text:h text:style-name="Heading_20_3" text:outline-level="3"><text:soft-page-break/>External</text:h>
                </text:list-item>
              </text:list>
            </text:list-item>
          </text:list>
        </text:list-item>
      </text:list>
      <text:p text:style-name="P3">In many cases, this section is omitted.</text:p>
      <text:p text:style-name="Text_20_body">This product is useful only in a capitalist, democratic society.</text:p>
      <text:list xml:id="list491188412" text:continue-numbering="true" text:style-name="Outline">
        <text:list-item>
          <text:h text:style-name="Heading_20_1" text:outline-level="1">Specific Requirements</text:h>
          <text:list>
            <text:list-item>
              <text:h text:style-name="Heading_20_2" text:outline-level="2">External Interfaces</text:h>
            </text:list-item>
          </text:list>
        </text:list-item>
      </text:list>
      <text:p text:style-name="P3">In many cases, this section is omitted.</text:p>
      <text:p text:style-name="P2">The C-DoT standard management interface for digital PABX is required for automatic billing of telephone calls placed from rooms (Ref. [2]).</text:p>
      <text:list xml:id="list1175849564" text:continue-numbering="true" text:style-name="Outline">
        <text:list-item>
          <text:list>
            <text:list-item>
              <text:h text:style-name="Heading_20_2" text:outline-level="2">Performance Requirements</text:h>
            </text:list-item>
          </text:list>
        </text:list-item>
      </text:list>
      <text:p text:style-name="P3">Specify rate of transactions, response time, size of databases, etc. <text:s/>Average, minimum and/or maximum may be specified. <text:s/>In some cases, this section is omitted.</text:p>
      <text:p text:style-name="Text_20_body">On an entry-level PC acting as server, with 100 rooms, the maximum response time for any online request must be less than 2 secs.</text:p>
      <text:list xml:id="list2058450602" text:continue-numbering="true" text:style-name="Outline">
        <text:list-item>
          <text:list>
            <text:list-item>
              <text:h text:style-name="Heading_20_2" text:outline-level="2">Design Constraints</text:h>
            </text:list-item>
          </text:list>
        </text:list-item>
      </text:list>
      <text:p text:style-name="P3">In many cases, this section is omitted.</text:p>
      <text:p text:style-name="Text_20_body">Must conform to CMM Level 4 (Ref. [3, 4]).</text:p>
      <text:list xml:id="list1117062792" text:continue-numbering="true" text:style-name="Outline">
        <text:list-item>
          <text:list>
            <text:list-item>
              <text:h text:style-name="Heading_20_2" text:outline-level="2">Additional Comments</text:h>
            </text:list-item>
          </text:list>
        </text:list-item>
      </text:list>
      <text:p text:style-name="P3">In many cases, this section is omitted.</text:p>
      <text:p text:style-name="P4">This document describes a fictitious software product purely for academic purposes. <text:s/>It is not related in any way to a particular existing or proposed real product.</text:p>
      <text:list xml:id="list1871651218" text:continue-numbering="true" text:style-name="Outline">
        <text:list-item>
          <text:h text:style-name="Heading_20_1" text:outline-level="1">Appendix A</text:h>
        </text:list-item>
      </text:list>
      <text:p text:style-name="P3">This is optional. <text:s/>Use for bulky material that is useful for understanding the document, which would interfere with the flow of the document if put in the main body, and is not readily available in some other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mons" svg:font-family="timmo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fo:hyphenation-ladder-count="no-limit"/>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text-properties fo:font-size="20pt" fo:font-weight="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1cm" fo:page-height="29.69cm" style:num-format="1" style:print-orientation="portrait" fo:margin-top="2.499cm" fo:margin-bottom="2.499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254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Introduction" style:page-layout-name="Mpm2">
      <style:footer>
        <text:p text:style-name="Footer">IIT Mandi<text:tab/>Software Requirements Template (Brief)<text:tab/><text:tab/><text:page-number text:select-page="current">4</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imothy Gonsalves</meta:initial-creator>
    <meta:creation-date>2011-10-25T19:50:47</meta:creation-date>
    <dc:date>2011-10-26T09:49:25</dc:date>
    <dc:creator>Timothy Gonsalves</dc:creator>
    <meta:editing-duration>PT12H22M11S</meta:editing-duration>
    <meta:editing-cycles>9</meta:editing-cycles>
    <meta:generator>OpenOffice.org/3.1$Unix OpenOffice.org_project/310m11$Build-9399</meta:generator>
    <meta:document-statistic meta:table-count="1" meta:image-count="0" meta:object-count="0" meta:page-count="6" meta:paragraph-count="114" meta:word-count="1054" meta:character-count="6620"/>
  </office:meta>
</office:document-meta>
</file>